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tting started with SV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op 6 essential SVA 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lapping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lapping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-overlapping: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-overlapping:</text:p>
                <text:list>
                  <text:list-item>
                    <text:p>TODO Add code for overl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cycle</text:p>
                <text:list>
                  <text:list-item>
                    <text:p>TODO Add code for concurrent</text:p>
                    <text:p/>
                  </text:list-item>
                </text:list>
              </text:list-item>
              <text:list-item>
                <text:p>Mutliple cycles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cycle - immediat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e cycles - immediat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TODO Add code for non-overlapping made from overlapping and de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ecutive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ecutiv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to</text:p>
                <text:list>
                  <text:list-item>
                    <text:p>TODO Add code for goto using consecutive 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to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TODO Add code for throughout using consecutive 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TODO Add code for through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ion</text:p>
                <text:list>
                  <text:list-item>
                    <text:p>TODO Add code for throughout as assume</text:p>
                    <text:list>
                      <text:list-item>
                        <text:p>No pipelining</text:p>
                      </text:list-item>
                    </text:list>
                  </text:list-item>
                  <text:list-item>
                    <text:p>TODO Add code for throughout as assert</text:p>
                    <text:list>
                      <text:list-item>
                        <text:p>No ready during first 5 cycles of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ion</text:p>
                <text:list>
                  <text:list-item>
                    <text:p>TODO Add notes about re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perty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quence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6. sequence.trigger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16:48:46.576643819</meta:creation-date>
    <dc:date>2020-04-04T17:11:30.911724522</dc:date>
    <meta:editing-duration>PT21M49S</meta:editing-duration>
    <meta:editing-cycles>23</meta:editing-cycles>
    <meta:generator>LibreOffice/5.1.6.2$Linux_X86_64 LibreOffice_project/10m0$Build-2</meta:generator>
    <meta:document-statistic meta:object-count="101"/>
  </office:meta>
</office:document-meta>
</file>